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8749a" officeooo:paragraph-rsid="0018749a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Standard">
      <style:text-properties officeooo:rsid="0018749a" officeooo:paragraph-rsid="0018749a"/>
    </style:style>
    <style:style style:name="T1" style:family="text">
      <style:text-properties officeooo:rsid="00187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apturar tráfico con filtro específico</text:h>
      <text:p text:style-name="Text_20_body">Ejemplo de comando (modifica <text:span text:style-name="Source_20_Text">eth0</text:span>por tu interfaz si es diferente):</text:p>
      <text:p text:style-name="Preformatted_20_Text">intento</text:p>
      <text:p text:style-name="Preformatted_20_Text">CopiarEditar</text:p>
      <text:p text:style-name="P2"><text:span text:style-name="Source_20_Text">tshark -i eth0 -Y "diameter.cmd.code==316 || ss7.mtp3.opcode==UpdateLocation" -T json &gt; raw.json</text:span></text:p>
      <text:p text:style-name="Text_20_body">📌 Puedes listar interfaces con:</text:p>
      <text:p text:style-name="Preformatted_20_Text">intento</text:p>
      <text:p text:style-name="Preformatted_20_Text">CopiarEditar</text:p>
      <text:p text:style-name="P2"><text:span text:style-name="Source_20_Text">tshark -D</text:span></text:p>
      <text:p text:style-name="Text_20_body">Y usar la que tenga tu tráfico real (o la loopback si estás simulando tráfico local)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6:09:07.989939084</meta:creation-date>
    <dc:date>2025-04-10T16:10:02.347582388</dc:date>
    <meta:editing-duration>PT55S</meta:editing-duration>
    <meta:editing-cycles>1</meta:editing-cycles>
    <meta:document-statistic meta:table-count="0" meta:image-count="0" meta:object-count="0" meta:page-count="1" meta:paragraph-count="10" meta:word-count="53" meta:character-count="363" meta:non-whitespace-character-count="320"/>
    <meta:generator>LibreOffice/24.2.7.2$Linux_X86_64 LibreOffice_project/420$Build-2</meta:generator>
  </office:meta>
</office:document-meta>
</file>